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03e6" officeooo:paragraph-rsid="000803e6"/>
    </style:style>
    <style:style style:name="P2" style:family="paragraph" style:parent-style-name="Text_20_body">
      <style:text-properties officeooo:rsid="000803e6" officeooo:paragraph-rsid="00094d2e"/>
    </style:style>
    <style:style style:name="P3" style:family="paragraph" style:parent-style-name="Title">
      <style:text-properties officeooo:rsid="000803e6" officeooo:paragraph-rsid="000803e6"/>
    </style:style>
    <style:style style:name="T1" style:family="text">
      <style:text-properties officeooo:rsid="00094d2e"/>
    </style:style>
    <style:style style:name="T2" style:family="text">
      <style:text-properties officeooo:rsid="000ab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rainstorm atividade 3:</text:p>
      <text:p text:style-name="P1"/>
      <text:p text:style-name="P1">* Pessoas interessadas: idosos, cuidadores, profissionais da saúde.</text:p>
      <text:p text:style-name="P2">* Notificações por meio de sons de aviso altos e prolongados.</text:p>
      <text:p text:style-name="P2">* <text:span text:style-name="T1">L</text:span>etras grandes.</text:p>
      <text:p text:style-name="P2"><text:span text:style-name="T1">* T</text:span>er noção das doses já tomadas.</text:p>
      <text:p text:style-name="P2">* <text:span text:style-name="T1">Cadastrar remédios.</text:span></text:p>
      <text:p text:style-name="P2">* <text:span text:style-name="T1">Agendar consultas.</text:span></text:p>
      <text:p text:style-name="P2">* <text:span text:style-name="T1">Cuidador poder monitorar se os remédios foram tomados.</text:span></text:p>
      <text:p text:style-name="P2">* <text:span text:style-name="T1">Médico pode cadastrar especificações de medicamentos para paciente.</text:span></text:p>
      <text:p text:style-name="P2">* <text:span text:style-name="T1">Calendário de eventos.</text:span></text:p>
      <text:p text:style-name="P2">* <text:span text:style-name="T1">Interface intuitiva.</text:span></text:p>
      <text:p text:style-name="P2">* <text:span text:style-name="T1">Lista de medicações e consultas.</text:span></text:p>
      <text:p text:style-name="P2">* <text:span text:style-name="T1">Controle de estoque de medicamentos.</text:span></text:p>
      <text:p text:style-name="P2">* <text:span text:style-name="T1">Remédios com múltiplas ocorrências por dia.</text:span></text:p>
      <text:p text:style-name="P2">* <text:span text:style-name="T1">Registrar alergias a medicamentos.</text:span></text:p>
      <text:p text:style-name="P2">* <text:span text:style-name="T1">Dados do paciente.</text:span></text:p>
      <text:p text:style-name="P2">* <text:span text:style-name="T1">Escolher hora e data de maneira intuitiva.</text:span></text:p>
      <text:p text:style-name="P2">* <text:span text:style-name="T1">Conexão com aplicativo de farmácia.</text:span></text:p>
      <text:p text:style-name="P2">* <text:span text:style-name="T1">Seleção de toque de alarme.</text:span></text:p>
      <text:p text:style-name="P2">* <text:span text:style-name="T1">Seleção de frequência de remédio.</text:span></text:p>
      <text:p text:style-name="P2">* <text:span text:style-name="T1">Inserção do período de uso do remédio.</text:span></text:p>
      <text:p text:style-name="P2">* <text:span text:style-name="T1">Informações sobre os remédios.</text:span></text:p>
      <text:p text:style-name="P2">* <text:span text:style-name="T2">Segunda interface específica para médicos.</text:span></text:p>
      <text:p text:style-name="P2">* <text:span text:style-name="T2">Adiar lembretes.</text:span></text:p>
      <text:p text:style-name="P2">* <text:span text:style-name="T2">Excluir lembretes.</text:span></text:p>
      <text:p text:style-name="P2">* <text:span text:style-name="T2">Excluir eventos, cautelosamente.</text:span></text:p>
      <text:p text:style-name="P2">* <text:span text:style-name="T2">Interface a prova de erros.</text:span></text:p>
      <text:p text:style-name="P2">* <text:span text:style-name="T2">Opção de alto-contraste.</text:span></text:p>
      <text:p text:style-name="P2">* <text:span text:style-name="T2">Diferentes idiomas</text:span></text:p>
      <text:p text:style-name="P2">* <text:span text:style-name="T2">Cores suav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5:34:32.638110701</meta:creation-date>
    <dc:date>2023-12-11T15:59:25.144908446</dc:date>
    <meta:editing-duration>PT4M21S</meta:editing-duration>
    <meta:editing-cycles>1</meta:editing-cycles>
    <meta:document-statistic meta:table-count="0" meta:image-count="0" meta:object-count="0" meta:page-count="1" meta:paragraph-count="30" meta:word-count="162" meta:character-count="1009" meta:non-whitespace-character-count="877"/>
    <meta:generator>LibreOffice/7.3.7.2$Linux_X86_64 LibreOffice_project/30$Build-2</meta:generator>
  </office:meta>
</office:document-meta>
</file>